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05000001291CAF047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pprplGoth Hv BT" svg:font-family="'CopprplGoth Hv BT', 'Arial Black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text-align="start" style:justify-single-word="false"/>
      <style:text-properties style:font-name="Arial" fo:font-size="14pt" style:font-size-asian="14pt" style:font-name-complex="Arial"/>
    </style:style>
    <style:style style:name="P2" style:family="paragraph" style:parent-style-name="Text_20_body">
      <style:paragraph-properties fo:margin-top="0cm" fo:margin-bottom="0cm" fo:text-align="justify" style:justify-single-word="false"/>
      <style:text-properties fo:color="#000000" style:font-name="Times New Roman" fo:font-size="12pt" fo:font-weight="normal" style:font-size-asian="12pt" style:font-weight-asian="normal" style:font-name-complex="Arial" style:font-size-complex="12pt" style:font-weight-complex="normal"/>
    </style:style>
    <style:style style:name="P3" style:family="paragraph" style:parent-style-name="Text_20_body">
      <style:paragraph-properties fo:margin-top="0cm" fo:margin-bottom="0cm" fo:text-align="justify" style:justify-single-word="false"/>
      <style:text-properties fo:color="#000000" style:font-name="Arial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cm" fo:text-align="justify" style:justify-single-word="false" fo:text-indent="1.252cm" style:auto-text-indent="false"/>
      <style:text-properties fo:color="#000000" style:font-name="Times New Roman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itle" style:master-page-name="Standard">
      <style:paragraph-properties fo:margin-top="0cm" fo:margin-bottom="0cm" fo:text-align="start" style:justify-single-word="false" style:page-number="auto"/>
      <style:text-properties style:font-name="Arial" fo:font-size="12pt" style:font-size-asian="12pt" style:font-name-complex="Arial" style:font-size-complex="12pt"/>
    </style:style>
    <style:style style:name="P7" style:family="paragraph" style:parent-style-name="Subtitle">
      <style:paragraph-properties fo:margin-top="0cm" fo:margin-bottom="0cm" fo:text-align="start" style:justify-single-word="false"/>
      <style:text-properties style:font-name="Arial" fo:font-size="14pt" style:font-size-asian="14pt" style:font-name-complex="Arial"/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Header">
      <style:paragraph-properties fo:text-align="end" style:justify-single-word="false" style:snap-to-layout-grid="false"/>
      <style:text-properties style:font-name="CopprplGoth Hv BT" fo:font-size="14pt" style:font-size-asian="14pt"/>
    </style:style>
    <style:style style:name="P10" style:family="paragraph" style:parent-style-name="Header">
      <style:paragraph-properties fo:text-align="center" style:justify-single-word="false" style:snap-to-layout-grid="false"/>
      <style:text-properties style:font-name="CopprplGoth Hv BT" fo:font-size="14pt" style:font-size-asian="14pt"/>
    </style:style>
    <style:style style:name="P11" style:family="paragraph" style:parent-style-name="Header">
      <style:paragraph-properties fo:text-align="end" style:justify-single-word="false" style:snap-to-layout-grid="false"/>
      <style:text-properties style:font-name="CopprplGoth Hv BT"/>
    </style:style>
    <style:style style:name="P12" style:family="paragraph" style:parent-style-name="Header">
      <style:paragraph-properties fo:text-align="center" style:justify-single-word="false" style:snap-to-layout-grid="false"/>
      <style:text-properties style:font-name="CopprplGoth Hv BT"/>
    </style:style>
    <style:style style:name="P13" style:family="paragraph" style:parent-style-name="Header">
      <style:paragraph-properties fo:text-align="center" style:justify-single-word="false" style:border-line-width-top="0.088cm 0.035cm 0.035cm" fo:padding-left="0cm" fo:padding-right="0cm" fo:padding-top="0.035cm" fo:padding-bottom="0cm" fo:border-left="none" fo:border-right="none" fo:border-top="0.158cm double #000000" fo:border-bottom="none"/>
      <style:text-properties style:font-name="CopprplGoth Hv BT"/>
    </style:style>
    <style:style style:name="T1" style:family="text">
      <style:text-properties fo:color="#000080" fo:font-size="10pt" fo:font-weight="bold" style:font-size-asian="10pt" style:font-weight-asian="bold"/>
    </style:style>
    <style:style style:name="T2" style:family="text">
      <style:text-properties fo:color="#000080" fo:font-weight="bold" style:font-weight-asian="bold"/>
    </style:style>
    <style:style style:name="T3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SSMS – Aplicativo de SMS Seguro</text:span></text:p>
      <text:p text:style-name="P7"><text:span text:style-name="T1">Press Release</text:span></text:p>
      <text:p text:style-name="P1"><text:span text:style-name="T1"/></text:p>
      <text:p text:style-name="P3">Estudantes de Engenharia de Computação da Poli-USP desenvolvem sistema para fornecer serviços de segurança nas transações via mensagens curtas, ou SMS, de maneira mais econômica e eficiente.</text:p>
      <text:p text:style-name="P2"></text:p>
      <text:p text:style-name="P2">São Paulo, 11 de Novembro de 2008</text:p>
      <text:p text:style-name="P2"></text:p>
      <text:p text:style-name="P4">Os estudantes Eduardo de Souza Cruz, Geovandro Carlos C. F. Pereira e Rodrigo Rodrigues da Silva, formandos em Engenharia de Computação (Cooperativo) da Escola Politécnica da Universidade de São Paulo, desenvolveram o sistema como parte de seu Projeto de Formatura, necessário para a conclusão do curso. O grupo foi orientado pelo Prof. Dr. Paulo S. L. M. Barreto, docente do Laboratório de Arquitetura e Redes de Computadores e especialista em segurança.</text:p>
      <text:p text:style-name="P4"></text:p>
      <text:p text:style-name="P4">O SMS Seguro foi projetado para fornecer serviços de segurança nas transações via mensagens curtas de celular, ou SMS. O sistema permite que usuários comuns, empresas, bancos e operadoras de celular trafeguem suas mensagens de modo a garantir a <text:s/>autenticidade, integridade e confidencialidade do serviço.</text:p>
      <text:p text:style-name="P4"></text:p>
      <text:p text:style-name="P4">A adoção da Criptografia Baseada em Curvas Elípticas possibilitou o desenvolvimento de uma solução com chaves de tamanho reduzido e auto-certificadas, garantindo velocidade e economia de banda nas transações em dispositivos móveis, ambiente de recursos tipicamente escassos.</text:p>
      <text:p text:style-name="P4"></text:p>
      <text:p text:style-name="P4">No desenvolvimento do projeto foi gerado um novo protocolo de segurança, denominado BDCPS. Trata-se de uma técnica criptográfica mais eficiente e econômica que mescla o uso de criptografia baseada em identidades com técnicas convencionais, aproveitandos pontos positivos de cada abordagem. Até o momento, o trabalho gerou dois artigos científicos publicados nos anais do Simpósio Brasileiro de Segurança da Informação, sendo que um deles recebeu menção honrosa na cerimônia de premiação do evento. </text:p>
      <text:p text:style-name="P4"></text:p>
      <text:p text:style-name="P4">O sistema é implementado na linguagem de programação Java e pode ser utilizado em qualquer telefone celular que possua ambiente JavaME. O aplicativo pode ser obtido em: <text:a xlink:type="simple" xlink:href="http://secure-sms.googlecode.com/">http://secure-sms.googlecode.com</text:a>.</text:p>
      <text:p text:style-name="P2"></text:p>
      <text:p text:style-name="P2">Contato:</text:p>
      <text:p text:style-name="P2">Eduardo de Souza Cruz &lt;<text:a xlink:type="simple" xlink:href="mailto:eduardo.cruz@poli.usp.br">eduardo.cruz@poli.usp.br</text:a>&gt;</text:p>
      <text:p text:style-name="P2">Geovandro Carlos C. F. Pereira &lt;<text:a xlink:type="simple" xlink:href="mailto:geovandro.pereira@poli.usp.br">geovandro.pereira@poli.usp.br</text:a>&gt;</text:p>
      <text:p text:style-name="P2">Rodrigo Rodrigues da Silva &lt;<text:a xlink:type="simple" xlink:href="mailto:rodrigo.silva1@poli.usp.br">rodrigo.silva1@poli.usp.br</text:a>&gt;</text:p>
      <text:p text:style-name="P2">Prof. Dr. Paulo S. L. M. Barreto (orientador) &lt;<text:a xlink:type="simple" xlink:href="mailto:pbarreto@larc.usp.br">pbarreto@larc.usp.br</text:a>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pprplGoth Hv BT" svg:font-family="'CopprplGoth Hv BT', 'Arial Black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style:font-name-complex="Arial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501cm" fo:margin-right="0cm" fo:text-align="center" style:justify-single-word="false" fo:text-indent="0cm" style:auto-text-indent="false" fo:keep-with-next="always"/>
      <style:text-properties fo:text-transform="uppercase" fo:color="#000080" style:font-name="Arial" fo:font-weight="bold" style:font-weight-asian="bold" style:font-size-complex="10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.501cm" fo:margin-right="0cm" fo:text-align="center" style:justify-single-word="false" fo:text-indent="0cm" style:auto-text-indent="false" fo:keep-with-next="always"/>
      <style:text-properties fo:text-transform="uppercase" fo:color="#000080" style:font-name="Arial" fo:font-size="10pt" fo:font-weight="bold" style:font-size-asian="10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keep-with-next="always"/>
      <style:text-properties fo:color="#000080"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106cm" fo:margin-bottom="0cm" fo:text-align="center" style:justify-single-word="false"/>
      <style:text-properties fo:color="#000080" style:font-name="Arial" fo:font-size="16pt" fo:font-weight="bold" style:font-size-asian="16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3" style:family="table">
      <style:table-properties style:width="16.704cm" table:align="center" style:writing-mode="lr-tb"/>
    </style:style>
    <style:style style:name="Tabela3.A" style:family="table-column">
      <style:table-column-properties style:column-width="16.704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" style:family="table">
      <style:table-properties style:width="16.704cm" table:align="center" style:writing-mode="lr-tb"/>
    </style:style>
    <style:style style:name="Tabela4.A" style:family="table-column">
      <style:table-column-properties style:column-width="16.704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 style:snap-to-layout-grid="false"/>
      <style:text-properties style:font-name="CopprplGoth Hv BT" fo:font-size="14pt" style:font-size-asian="14pt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CopprplGoth Hv BT"/>
    </style:style>
    <style:style style:name="P4" style:family="paragraph" style:parent-style-name="Header">
      <style:paragraph-properties fo:text-align="center" style:justify-single-word="false" style:border-line-width-top="0.088cm 0.035cm 0.035cm" fo:padding-left="0cm" fo:padding-right="0cm" fo:padding-top="0.035cm" fo:padding-bottom="0cm" fo:border-left="none" fo:border-right="none" fo:border-top="0.158cm double #000000" fo:border-bottom="none"/>
      <style:text-properties style:font-name="CopprplGoth Hv B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eader">
      <style:paragraph-properties fo:text-align="end" style:justify-single-word="false" style:snap-to-layout-grid="false"/>
      <style:text-properties style:font-name="CopprplGoth Hv BT" fo:font-size="14pt" style:font-size-asian="14pt"/>
    </style:style>
    <style:style style:name="P7" style:family="paragraph" style:parent-style-name="Header">
      <style:paragraph-properties fo:text-align="end" style:justify-single-word="false" style:snap-to-layout-grid="false"/>
      <style:text-properties style:font-name="CopprplGoth Hv BT"/>
    </style:style>
    <style:style style:name="T1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51cm" fo:margin-bottom="0cm" fo:margin-left="2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bottom="0.651cm" style:dynamic-spacing="true"/>
      </style:header-style>
      <style:footer-style>
        <style:header-footer-properties fo:min-height="2cm" fo:margin-top="1.901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figura1" text:anchor-type="as-char" svg:width="2.651cm" svg:height="3.018cm" draw:z-index="0"><draw:image xlink:href="Pictures/1000000000000105000001291CAF047C.jpg" xlink:type="simple" xlink:show="embed" xlink:actuate="onLoad"/></draw:frame></text:p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P2">ESCOLA POLITÉCNICA DA UNIVERSIDADE DE SÃO PAULO</text:p>
            </table:table-cell>
          </table:table-row>
          <table:table-row table:style-name="Tabela3.1">
            <table:table-cell table:style-name="Tabela3.A1" office:value-type="string">
              <text:p text:style-name="P3">Departamento de Engenharia de Computação e Sistemas Digitais</text:p>
            </table:table-cell>
          </table:table-row>
        </table:table>
        <text:p text:style-name="P4"/>
      </style:header>
      <style:footer>
        <text:p text:style-name="P5"><text:span text:style-name="Page_20_Number"/></text:p>
        <text:p text:style-name="P5"><text:span text:style-name="Page_20_Number"/></text:p>
        <text:p text:style-name="P5"><text:span text:style-name="Page_20_Number"/></text:p>
        <text:p text:style-name="P5"/>
      </style:footer>
    </style:master-page>
    <style:master-page style:name="Converter_20_1" style:display-name="Converter 1" style:page-layout-name="pm1">
      <style:header>
        <text:p text:style-name="P1"><draw:frame draw:style-name="fr1" draw:name="figura2" text:anchor-type="as-char" svg:width="2.651cm" svg:height="3.018cm" draw:z-index="0"><draw:image xlink:href="Pictures/1000000000000105000001291CAF047C.jpg" xlink:type="simple" xlink:show="embed" xlink:actuate="onLoad"/></draw:frame></text:p>
        <table:table table:name="Tabela4" table:style-name="Tabela4">
          <table:table-column table:style-name="Tabela4.A"/>
          <table:table-row table:style-name="Tabela4.1">
            <table:table-cell table:style-name="Tabela4.A1" office:value-type="string">
              <text:p text:style-name="P6">ESCOLA POLITÉCNICA DA UNIVERSIDADE DE SÃO PAULO</text:p>
            </table:table-cell>
          </table:table-row>
          <table:table-row table:style-name="Tabela4.1">
            <table:table-cell table:style-name="Tabela4.A1" office:value-type="string">
              <text:p text:style-name="P7">Departamento de Engenharia de Computação e Sistemas Digitais</text:p>
            </table:table-cell>
          </table:table-row>
        </table:table>
        <text:p text:style-name="P4"/>
      </style:header>
      <style:footer>
        <text:p text:style-name="P5"><text:span text:style-name="Page_20_Number"/></text:p>
        <text:p text:style-name="P5"><text:span text:style-name="Page_20_Number"><text:page-number text:select-page="current">1</text:page-number></text:span></text:p>
        <text:p text:style-name="P5"><text:span text:style-name="Page_20_Number"/></text:p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SSMS - Press Release</dc:title>
    <meta:initial-creator>c</meta:initial-creator>
    <meta:creation-date>2006-09-04T17:34:00</meta:creation-date>
    <dc:creator>Rodrigo Silva</dc:creator>
    <dc:date>2008-11-12T02:54:32</dc:date>
    <meta:print-date>2004-04-15T11:18:00</meta:print-date>
    <meta:editing-cycles>4</meta:editing-cycles>
    <meta:editing-duration>PT4M0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2" meta:image-count="2" meta:object-count="0" meta:page-count="1" meta:paragraph-count="28" meta:word-count="359" meta:character-count="2476"/>
  </office:meta>
</office:document-meta>
</file>